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Software Test Description (STD)</text:p>
      <text:p text:style-name="Author">Development Team</text:p>
      <text:p text:style-name="Date">2024-06-26</text:p>
      <text:h text:style-name="Heading_20_1" text:outline-level="1"><text:bookmark-start text:name="software-test-description-std"/>Software Test Description (STD)<text:bookmark-end text:name="software-test-description-std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TD-001: Test Identification</text:span> - The test <text:span text:style-name="T1">shall</text:span> be identified by the following information: - <text:span text:style-name="T1">Test Name</text:span>: [Test Name] - <text:span text:style-name="T1">Test Identifier</text:span>: [TEST-001] - <text:span text:style-name="T1">Version</text:span>: 1.0 - <text:span text:style-name="T1">Classification</text:span>: [Unclassified/Classified Level]</text:p>
      <text:h text:style-name="Heading_20_3" text:outline-level="3"><text:bookmark-start text:name="test-overview"/>1.2 Test Overview<text:bookmark-end text:name="test-overview"/></text:h>
      <text:p text:style-name="First_20_paragraph"><text:span text:style-name="T1">STD-002: Test Purpose</text:span> - The test <text:span text:style-name="T1">shall</text:span> verify [specified software requirements] - The test <text:span text:style-name="T1">shall</text:span> validate [specified system behaviors] - The test <text:span text:style-name="T1">shall</text:span> support acceptance criteria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TD-003: Referenced Standards</text:span> - MIL-STD-498: Software Development and Documentation - [Other applicable standards]</text:p>
      <text:h text:style-name="Heading_20_2" text:outline-level="2"><text:bookmark-start text:name="test-description"/>3. Test Description<text:bookmark-end text:name="test-description"/></text:h>
      <text:h text:style-name="Heading_20_3" text:outline-level="3"><text:bookmark-start text:name="test-environment"/>3.1 Test Environment<text:bookmark-end text:name="test-environment"/></text:h>
      <text:p text:style-name="First_20_paragraph"><text:span text:style-name="T1">STD-004: Test Environment</text:span> - The test <text:span text:style-name="T1">shall</text:span> be conducted in [specified environment] - The test <text:span text:style-name="T1">shall</text:span> use [specified hardware/software] - The test <text:span text:style-name="T1">shall</text:span> document environment configuration</text:p>
      <text:h text:style-name="Heading_20_3" text:outline-level="3"><text:bookmark-start text:name="test-inputs"/>3.2 Test Inputs<text:bookmark-end text:name="test-inputs"/></text:h>
      <text:p text:style-name="First_20_paragraph"><text:span text:style-name="T1">STD-005: Test Inputs</text:span> - The test <text:span text:style-name="T1">shall</text:span> use the following inputs: - [Input 1] - [Input 2] - [Input 3]</text:p>
      <text:h text:style-name="Heading_20_3" text:outline-level="3"><text:bookmark-start text:name="test-procedures"/>3.3 Test Procedures<text:bookmark-end text:name="test-procedures"/></text:h>
      <text:p text:style-name="First_20_paragraph"><text:span text:style-name="T1">STD-006: Test Steps</text:span> - The test <text:span text:style-name="T1">shall</text:span> follow these steps: 1. [Step 1] 2. [Step 2] 3. [Step 3]</text:p>
      <text:h text:style-name="Heading_20_3" text:outline-level="3"><text:bookmark-start text:name="expected-results"/>3.4 Expected Results<text:bookmark-end text:name="expected-results"/></text:h>
      <text:p text:style-name="First_20_paragraph"><text:span text:style-name="T1">STD-007: Expected Results</text:span> - The test <text:span text:style-name="T1">shall</text:span> expect the following outcomes: - [Expected Result 1] - [Expected Result 2] - [Expected Result 3]</text:p>
      <text:h text:style-name="Heading_20_3" text:outline-level="3"><text:bookmark-start text:name="passfail-criteria"/>3.5 Pass/Fail Criteria<text:bookmark-end text:name="passfail-criteria"/></text:h>
      <text:p text:style-name="First_20_paragraph"><text:span text:style-name="T1">STD-008: Pass/Fail Criteria</text:span> - The test <text:span text:style-name="T1">shall</text:span> be considered passed if [criteria] - The test <text:span text:style-name="T1">shall</text:span> be considered failed if [criteria]</text:p>
      <text:h text:style-name="Heading_20_2" text:outline-level="2"><text:bookmark-start text:name="traceability"/>4. Traceability<text:bookmark-end text:name="traceability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Requirement ID</text:p>
            </table:table-cell>
            <table:table-cell table:style-name="TableHeaderRowCell" office:value-type="string">
              <text:p text:style-name="Table_20_Heading">Parent Requirement</text:p>
            </table:table-cell>
            <table:table-cell table:style-name="TableHeaderRowCell" office:value-type="string">
              <text:p text:style-name="Table_20_Heading">Child Requirements</text:p>
            </table:table-cell>
            <table:table-cell table:style-name="TableHeaderRowCell" office:value-type="string">
              <text:p text:style-name="Table_20_Heading">Status</text:p>
            </table:table-cell>
          </table:table-row>
        </table:table-header-rows>
        <table:table-row>
          <table:table-cell table:style-name="TableRowCell" office:value-type="string">
            <text:p text:style-name="Table_20_Contents">STD-001</text:p>
          </table:table-cell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STD-002, STD-003</text:p>
          </table:table-cell>
          <table:table-cell table:style-name="TableRowCell" office:value-type="string">
            <text:p text:style-name="Table_20_Contents">Approved</text:p>
          </table:table-cell>
        </table:table-row>
        <table:table-row>
          <table:table-cell table:style-name="TableRowCell" office:value-type="string">
            <text:p text:style-name="Table_20_Contents">STD-004</text:p>
          </table:table-cell>
          <table:table-cell table:style-name="TableRowCell" office:value-type="string">
            <text:p text:style-name="Table_20_Contents">STD-002</text:p>
          </table:table-cell>
          <table:table-cell table:style-name="TableRowCell" office:value-type="string">
            <text:p text:style-name="Table_20_Contents">STD-005, STD-006</text:p>
          </table:table-cell>
          <table:table-cell table:style-name="TableRowCell" office:value-type="string">
            <text:p text:style-name="Table_20_Contents">In Progress</text:p>
          </table:table-cell>
        </table:table-row>
      </table:table>
      <text:h text:style-name="Heading_20_2" text:outline-level="2"><text:bookmark-start text:name="notes"/>5. Notes<text:bookmark-end text:name="notes"/></text:h>
      <text:list text:style-name="L1">
        <text:list-item>
          <text:p text:style-name="P1"><text:span text:style-name="T1">STD</text:span>: Software Test Description</text:p>
        </text:list-item>
        <text:list-item>
          <text:p text:style-name="P1"><text:span text:style-name="T1">Test Case</text:span>: A set of conditions for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Test Description (STD)</dc:title>
    <dc:description/>
    <dc:subject/>
    <meta:keyword/>
    <meta:initial-creator>Development Team</meta:initial-creator>
    <dc:creator>Development Team</dc:creator>
    <meta:creation-date>2025-06-27T03:46:16Z</meta:creation-date>
    <dc:date>2025-06-27T03:46:16Z</dc:date>
    <meta:user-defined meta:name="date" meta:value-type="string">2024-06-26</meta:user-defined>
    <meta:user-defined meta:name="document_type" meta:value-type="string">Software Test Descriptio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